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66ff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9900" fo:border="0.06pt solid #000000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00" fo:border="0.06pt solid #000000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3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9"/>
          <table:table-cell table:style-name="ce15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covered-table-cell table:style-name="ce7"/>
          <table:covered-table-cell table:number-columns-repeated="5" table:style-name="ce9"/>
          <table:covered-table-cell table:style-name="ce16"/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bias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arams</text:p>
          </table:table-cell>
          <table:table-cell table:style-name="ce8" office:value-type="string" calcext:value-type="string">
            <text:p>computation_cost (k)</text:p>
          </table:table-cell>
          <table:table-cell table:style-name="ce17" office:value-type="string" calcext:value-type="string">
            <text:p>mod_input</text:p>
          </table:table-cell>
          <table:table-cell table:style-name="ce17" office:value-type="string" calcext:value-type="string">
            <text:p>mod_weight</text:p>
          </table:table-cell>
          <table:table-cell table:style-name="ce17" office:value-type="string" calcext:value-type="string">
            <text:p>mod_bias</text:p>
          </table:table-cell>
          <table:table-cell table:style-name="ce17" office:value-type="string" calcext:value-type="string">
            <text:p>mod_output</text:p>
          </table:table-cell>
          <table:table-cell table:style-name="ce17" office:value-type="string" calcext:value-type="string">
            <text:p>mod_params</text:p>
          </table:table-cell>
          <table:table-cell table:style-name="ce17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ol1</text:p>
          </table:table-cell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2,2,1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64,16,56,56</text:p>
          </table:table-cell>
          <table:table-cell table:style-name="ce18" office:value-type="string" calcext:value-type="string">
            <text:p>64,64,3,3,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64,16,56,56</text:p>
          </table:table-cell>
          <table:table-cell table:style-name="ce18" office:value-type="float" office:value="110656" calcext:value-type="float">
            <text:p>110656</text:p>
          </table:table-cell>
          <table:table-cell table:style-name="ce2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ol2</text:p>
          </table:table-cell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18" office:value-type="string" calcext:value-type="string">
            <text:p>64,16,56,56</text:p>
          </table:table-cell>
          <table:table-cell table:style-name="ce3" table:number-columns-repeated="2"/>
          <table:table-cell table:style-name="ce18" office:value-type="string" calcext:value-type="string">
            <text:p>64,8,28,28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table:style-name="ce18" office:value-type="string" calcext:value-type="string">
            <text:p>64,8,28,28</text:p>
          </table:table-cell>
          <table:table-cell table:style-name="ce18" office:value-type="string" calcext:value-type="string">
            <text:p>128,64,3,3,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128,8,28,28</text:p>
          </table:table-cell>
          <table:table-cell table:style-name="ce18" office:value-type="float" office:value="221248" calcext:value-type="float">
            <text:p>221248</text:p>
          </table:table-cell>
          <table:table-cell table:style-name="ce24" office:value-type="float" office:value="1387266" calcext:value-type="float">
            <text:p>1387266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table:style-name="ce18" office:value-type="string" calcext:value-type="string">
            <text:p>128,8,28,28</text:p>
          </table:table-cell>
          <table:table-cell table:style-name="ce18" office:value-type="string" calcext:value-type="string">
            <text:p>128,128,3,3,3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128,8,28,28</text:p>
          </table:table-cell>
          <table:table-cell table:style-name="ce18" office:value-type="float" office:value="442432" calcext:value-type="float">
            <text:p>442432</text:p>
          </table:table-cell>
          <table:table-cell table:style-name="ce24" office:value-type="float" office:value="2774532" calcext:value-type="float">
            <text:p>2774532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ol3</text:p>
          </table:table-cell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18" office:value-type="string" calcext:value-type="string">
            <text:p>128,8,28,28</text:p>
          </table:table-cell>
          <table:table-cell table:style-name="ce3" table:number-columns-repeated="2"/>
          <table:table-cell table:style-name="ce18" office:value-type="string" calcext:value-type="string">
            <text:p>128,4,14,1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table:style-name="ce18" office:value-type="string" calcext:value-type="string">
            <text:p>128,4,14,14</text:p>
          </table:table-cell>
          <table:table-cell table:style-name="ce18" office:value-type="string" calcext:value-type="string">
            <text:p>512,128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table:style-name="ce18" office:value-type="float" office:value="1769728" calcext:value-type="float">
            <text:p>1769728</text:p>
          </table:table-cell>
          <table:table-cell table:style-name="ce24" office:value-type="float" office:value="1387266" calcext:value-type="float">
            <text:p>1387266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ool4</text:p>
          </table:table-cell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ool5</text:p>
          </table:table-cell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4096,815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 table:style-name="ce12" office:value-type="float" office:value="33559" calcext:value-type="float">
            <text:p>33559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2048,81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16777" calcext:value-type="float">
            <text:p>1677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rop6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4096,40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 table:style-name="ce12" office:value-type="float" office:value="16781" calcext:value-type="float">
            <text:p>1678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,204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rop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style-name="ce10" office:value-type="string" calcext:value-type="string">
            <text:p>Sum</text:p>
          </table:table-cell>
          <table:table-cell table:style-name="ce11" table:formula="of:=SUM([.H5:.H22])" office:value-type="float" office:value="78016256" calcext:value-type="float">
            <text:p>78016256</text:p>
          </table:table-cell>
          <table:table-cell table:style-name="ce11" table:formula="of:=SUM([.I5:.I22])" office:value-type="float" office:value="37853360" calcext:value-type="float">
            <text:p>37853360</text:p>
          </table:table-cell>
          <table:table-cell table:style-name="ce5" table:number-columns-repeated="3"/>
          <table:table-cell table:style-name="ce10" office:value-type="string" calcext:value-type="string">
            <text:p>Sum</text:p>
          </table:table-cell>
          <table:table-cell table:style-name="ce11" table:formula="of:=SUM([.N5:.N22])" office:value-type="float" office:value="44766272" calcext:value-type="float">
            <text:p>44766272</text:p>
          </table:table-cell>
          <table:table-cell table:style-name="ce11" table:formula="of:=SUM([.O5:.O22])" office:value-type="float" office:value="18402267" calcext:value-type="float">
            <text:p>18402267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6"/>
          <table:table-cell table:style-name="ce19" office:value-type="string" calcext:value-type="string" table:number-columns-spanned="1" table:number-rows-spanned="2">
            <text:p>size remain</text:p>
          </table:table-cell>
          <table:table-cell table:style-name="ce21" table:formula="of:=[.N23]/[.H23]" office:value-type="float" office:value="0.57380697684339" calcext:value-type="float" table:number-columns-spanned="1" table:number-rows-spanned="2">
            <text:p>0.5738069768</text:p>
          </table:table-cell>
          <table:table-cell table:style-name="ce25" office:value-type="string" calcext:value-type="string" table:number-columns-spanned="5" table:number-rows-spanned="2">
            <text:p>The model’s size decrease from 312Mb to 194Mb now</text:p>
          </table:table-cell>
          <table:covered-table-cell table:number-columns-repeated="4" table:style-name="ce22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2"/>
        </table:table-row>
        <table:table-row table:style-name="ro1">
          <table:table-cell/>
          <table:table-cell table:style-name="Default" table:number-columns-repeated="11"/>
          <table:table-cell table:style-name="ce20" office:value-type="string" calcext:value-type="string" table:number-columns-spanned="1" table:number-rows-spanned="2">
            <text:p>computation cost remain</text:p>
          </table:table-cell>
          <table:table-cell table:style-name="ce23" table:formula="of:=[.O23]/[.I23]" office:value-type="float" office:value="0.486146196797325" calcext:value-type="float" table:number-columns-spanned="1" table:number-rows-spanned="2">
            <text:p>0.4861461968</text:p>
          </table:table-cell>
          <table:table-cell table:style-name="ce25" office:value-type="string" calcext:value-type="string" table:number-columns-spanned="5" table:number-rows-spanned="2">
            <text:p>Need to use fewer filter in convolution to reduce computation cost</text:p>
          </table:table-cell>
          <table:covered-table-cell table:number-columns-repeated="4" table:style-name="ce22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09:58:54.343382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09:59:08.197389729</dc:date>
    <meta:editing-duration>PT7H15M6S</meta:editing-duration>
    <meta:editing-cycles>36</meta:editing-cycles>
    <meta:generator>LibreOffice/5.1.6.2$Linux_X86_64 LibreOffice_project/10m0$Build-2</meta:generator>
    <meta:document-statistic meta:table-count="1" meta:cell-count="282" meta:object-count="0"/>
  </office:meta>
</office:document-meta>
</file>